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2588BE88C7BC193E614.png" manifest:media-type="image/png"/>
  <manifest:file-entry manifest:full-path="Pictures/10000201000002EE000001E0A7A6035632E2591C.png" manifest:media-type="image/png"/>
  <manifest:file-entry manifest:full-path="Pictures/1000020100000384000002574FF7C5FBF658770A.png" manifest:media-type="image/png"/>
  <manifest:file-entry manifest:full-path="Pictures/100000000000028A0000028B4D01F0AAE8153EE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5.2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 text:c="7"/>Papo</text:p>
          </draw:text-box>
        </draw:frame>
        <draw:frame presentation:style-name="pr2" draw:text-style-name="P1" draw:layer="layout" svg:width="25.199cm" svg:height="25.291cm" svg:x="1.4cm" svg:y="2.141cm" presentation:class="subtitle" presentation:user-transformed="true">
          <draw:text-box>
            <text:p/>
            <text:p/>
            <text:p/>
            <text:p/>
            <text:p>Aluno: Vítor Almeida Subhi</text:p>
            <text:p/>
            <text:p/>
            <text:p/>
            <text:p/>
            <text:p/>
            <text:p><text:span text:style-name="T1"/></text:p>
            <text:p><text:span text:style-name="T1">Dezembro / 2018</text:span></text:p>
            <text:p/>
            <text:p/>
            <text:p/>
          </draw:text-box>
        </draw:frame>
        <draw:frame draw:style-name="gr1" draw:text-style-name="P2" draw:layer="layout" svg:width="5.08cm" svg:height="5.088cm" svg:x="8.382cm" svg:y="-0.174cm">
          <draw:image xlink:href="Pictures/100000000000028A0000028B4D01F0AAE8153EE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3.179cm" svg:height="8.771cm" svg:x="0.508cm" svg:y="1.016cm">
          <draw:image xlink:href="Pictures/1000020100000384000002574FF7C5FBF658770A.png" xlink:type="simple" xlink:show="embed" xlink:actuate="onLoad">
            <text:p/>
          </draw:image>
        </draw:frame>
        <draw:frame draw:style-name="gr1" draw:text-style-name="P2" draw:layer="layout" svg:width="13.627cm" svg:height="8.721cm" svg:x="14.03cm" svg:y="1.016cm">
          <draw:image xlink:href="Pictures/10000201000002EE000001E0A7A6035632E2591C.png" xlink:type="simple" xlink:show="embed" xlink:actuate="onLoad">
            <text:p/>
          </draw:image>
        </draw:frame>
        <draw:frame draw:style-name="gr1" draw:text-style-name="P2" draw:layer="layout" svg:width="15.748cm" svg:height="10.498cm" svg:x="6.858cm" svg:y="10.414cm">
          <draw:image xlink:href="Pictures/1000020100000384000002588BE88C7BC193E61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8cm" svg:height="21cm" svg:x="0cm" svg:y="0cm" presentation:class="title" presentation:user-transformed="true">
          <draw:text-box>
            <text:p>Objetivo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8cm" svg:height="21cm" svg:x="0cm" svg:y="0cm" presentation:class="title" presentation:user-transformed="true">
          <draw:text-box>
            <text:p>Demonstração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0T09:29:53.330162056</meta:creation-date>
    <dc:date>2018-12-10T09:40:46.418965794</dc:date>
    <meta:editing-duration>PT10M54S</meta:editing-duration>
    <meta:editing-cycles>1</meta:editing-cycles>
    <meta:document-statistic meta:object-count="39"/>
    <meta:generator>LibreOffice/5.2.7.2$Linux_X86_64 LibreOffice_project/20m0$Build-2</meta:generator>
  </office:meta>
</office:document-meta>
</file>